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utiger Neue_1450 W02 Bold" svg:font-family="'Frutiger Neue_1450 W02 Bold', Helvetica, Arial, Verdana, sans-serif"/>
    <style:font-face style:name="Noto Sans" svg:font-family="'Noto Sans', sans-serif"/>
    <style:font-face style:name="Nunito Sans" svg:font-family="'Nunito Sans', sans-serif"/>
    <style:font-face style:name="OpenSymbol" svg:font-family="OpenSymbol"/>
    <style:font-face style:name="Oswald" svg:font-family="Oswald, sans-serif"/>
    <style:font-face style:name="robotolight" svg:font-family="robotolight, Arial, sans-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Standard">
      <style:paragraph-properties fo:break-before="page"/>
      <style:text-properties style:font-name="Univers 47 CondensedLight" fo:language="de" fo:country="DE"/>
    </style:style>
    <style:style style:name="P10" style:family="paragraph" style:parent-style-name="Text_20_body">
      <style:paragraph-properties fo:text-align="justify" style:justify-single-word="false"/>
      <style:text-properties style:font-name="Univers 47 CondensedLight" fo:language="de" fo:country="DE"/>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start" style:justify-single-word="false"/>
      <style:text-properties fo:language="de" fo:country="DE"/>
    </style:style>
    <style:style style:name="P14" style:family="paragraph" style:parent-style-name="Text_20_body">
      <style:paragraph-properties fo:text-align="justify" style:justify-single-word="false"/>
      <style:text-properties fo:language="de" fo:country="D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1"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3"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2">
      <style:text-properties style:font-name="Univers 47 CondensedLight" fo:language="de" fo:country="DE"/>
    </style:style>
    <style:style style:name="P25" style:family="paragraph" style:parent-style-name="Text_20_body" style:list-style-name="L4">
      <style:paragraph-properties fo:text-align="start" style:justify-single-word="false"/>
      <style:text-properties style:font-name="Univers 47 CondensedLight" fo:language="de" fo:country="DE"/>
    </style:style>
    <style:style style:name="P26" style:family="paragraph" style:parent-style-name="Text_20_body" style:list-style-name="L5">
      <style:paragraph-properties fo:text-align="start" style:justify-single-word="false"/>
      <style:text-properties style:font-name="Univers 47 CondensedLight" fo:language="de" fo:country="DE"/>
    </style:style>
    <style:style style:name="P27" style:family="paragraph" style:parent-style-name="Text_20_body" style:list-style-name="L5">
      <style:paragraph-properties fo:text-align="start" style:justify-single-word="false"/>
      <style:text-properties fo:language="de" fo:country="DE"/>
    </style:style>
    <style:style style:name="P2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9"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3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31"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32" style:family="paragraph" style:parent-style-name="Heading_20_3">
      <style:text-properties fo:language="de" fo:country="DE"/>
    </style:style>
    <style:style style:name="P33" style:family="paragraph" style:parent-style-name="Heading_20_1">
      <style:paragraph-properties fo:text-align="center" style:justify-single-word="false"/>
      <style:text-properties style:font-name="Univers 47 CondensedLight" fo:language="de" fo:country="DE"/>
    </style:style>
    <style:style style:name="P34" style:family="paragraph" style:parent-style-name="Heading_20_2">
      <style:text-properties fo:language="de" fo:country="DE"/>
    </style:style>
    <style:style style:name="P35" style:family="paragraph" style:parent-style-name="Heading_20_2">
      <style:paragraph-properties fo:break-before="page"/>
      <style:text-properties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style:style style:name="T10" style:family="text">
      <style:text-properties style:use-window-font-color="true"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Das geschlechtergerechte Neutrum</text:h>
      <text:h text:style-name="P34" text:outline-level="2">Ausgangslage</text:h>
      <text:p text:style-name="Standard"><text:span text:style-name="T3">Es gibt mittlerweile einen ganzen Strauß von Möglichkeiten unsere deutsche Sprache geschlechtergerecht zu gestalten. Die Gesellschaft für deutsche Sprache (GfdS) führt mittlerweile über 20 Varianten und Untervarianten auf </text:span><text:span text:style-name="T3">(</text:span><text:a xlink:type="simple" xlink:href="https://gfds.de/standpunkt-der-gfds-zu-einer-geschlechtergerechten-sprache/" text:style-name="Internet_20_link" text:visited-style-name="Visited_20_Internet_20_Link"><text:span text:style-name="T1">GfdS, 2020</text:span></text:a><text:span text:style-name="T3">).</text:span><text:span text:style-name="T3"> Derzeit scheint allerdings noch keine Form gefunden, die allgemein akzeptiert ist. Das Feld ist offen für neue, bessere Formen. Es existiert auch kein Gremium, welche eine Form für den Gebrauch als verbindlich festlegt. </text:span></text:p>
      <text:p text:style-name="P8"><text:span text:style-name="T1">Wohl aber haben verschiedene Gremien einen Großteil dieser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span text:style-name="T4">(</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4">) </text:span><text:span text:style-name="T4">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zieht die GfdS die Kriterien des Rates für deutsche Rechtschreibung (RfdR) heran, anhand derer die Eignung einer geschlechtergerechten Sprache gemessen werden kann.</text:p>
      <text:p text:style-name="P6">Demnach sollte sie</text:p>
      <text:list xml:id="list8760737306106958860" text:style-name="L1">
        <text:list-item>
          <text:p text:style-name="P22">sachlich korrekt sein,</text:p>
        </text:list-item>
        <text:list-item>
          <text:p text:style-name="P22">verständlich und lesbar sein,</text:p>
        </text:list-item>
        <text:list-item>
          <text:p text:style-name="P22">vorlesbar sein (mit Blick auf die Altersentwicklung der Bevölkerung und die Tendenz in den Medien, Texte in vorlesbarer Form zur Verfügung zu stellen,</text:p>
        </text:list-item>
        <text:list-item>
          <text:p text:style-name="P22">Rechtssicherheit und Eindeutigkeit gewährleisten,</text:p>
        </text:list-item>
        <text:list-item>
          <text:p text:style-name="P22">übertragbar sein im Hinblick auf deutschsprachige Länder mit mehreren Amts-und Minderheitensprachen (Schweiz, Bozen-Südtirol, Ostbelgien; aber für regionale Amts- und Minderheitensprachen auch Österreich und Deutschland),</text:p>
        </text:list-item>
        <text:list-item>
          <text:p text:style-name="P22">für die Lesenden bzw. Hörenden die Möglichkeit zur Konzentration auf die wesentlichen Sachverhalte und Kerninformationen sicherstellen.</text:p>
        </text:list-item>
        <text:list-item>
          <text:p text:style-name="P22">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hat <text:s/>(<text:a xlink:type="simple" xlink:href="https://www.rechtschreibrat.com/DOX/rfdr_PM_2021-03-26_Geschlechtergerechte_Schreibung.pdf" text:style-name="Internet_20_link" text:visited-style-name="Visited_20_Internet_20_Link">RfdR, 2021</text:a>).</text:p>
      <text:p text:style-name="P3"/>
      <text:p text:style-name="P9">Es darf in der Diskussion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7112056999499310525" text:style-name="L2">
        <text:list-item>
          <text:p text:style-name="P24">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4">Menschen mit einer Beeinträchtigung des Hörapparat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4">Menschen mit einer Beeinträchtigung des Hörverständnisses. Etwa 2-3% aller Kinder weisen Probleme mit der zentral-auditiven Verarbeitung auf.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4">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item>
          <text:p text:style-name="P24">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n (<text:a xlink:type="simple" xlink:href="https://www.dbsv.org/zahlen-fakten.html#schwerbehindertenstatistik" text:style-name="Internet_20_link" text:visited-style-name="Visited_20_Internet_20_Link">DBSV, 1/2021</text:a>)</text:p>
        </text:list-item>
      </text:list>
      <text:p text:style-name="P3">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7230871785135666281" text:style-name="L3">
        <text:list-item>
          <text:p text:style-name="P23">Mitarbeiter_innen</text:p>
        </text:list-item>
        <text:list-item>
          <text:p text:style-name="P23">Mitarbeiter/-innen</text:p>
        </text:list-item>
        <text:list-item>
          <text:p text:style-name="P23">MitarbeiterInnen</text:p>
        </text:list-item>
        <text:list-item>
          <text:p text:style-name="P23">Mitarbeiter*innen</text:p>
        </text:list-item>
        <text:list-item>
          <text:p text:style-name="P23">Mitarbeiter:innen</text:p>
        </text:list-item>
      </text:list>
      <text:p text:style-name="P2"><text:span text:style-name="T7">ist nicht zu empfehlen. [sic]“ (</text:span><text:a xlink:type="simple" xlink:href="https://www.dbsv.org/gendern.html#gendern" text:style-name="Internet_20_link" text:visited-style-name="Visited_20_Internet_20_Link"><text:span text:style-name="T9">DBSV, 3/2021</text:span></text:a><text:span text:style-name="T7">)</text:span></text:p>
      <text:p text:style-name="P6">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und dass Veränderungen nicht Verschlechterungen gegenüber dessen Kriterien darstellen sollten. Somit scheint es empfehlenswert, Eingriffe sehr behutsam vorzunehmen. Die Fülle an gescheiterten Versuchen, die Sprache im Sinne der Geschlechtergerechtigkeit zu reglementieren, macht dies sehr deutlich. In der Folge wird gezeigt, wie eine simple und logische Vorgehensweise zu einem tragfähigen Ansatz bei minimalen Änderungen führt.</text:p>
      <text:h text:style-name="P34" text:outline-level="2"/>
      <text:h text:style-name="P35" text:outline-level="2">Hinführung und Kernregeln</text:h>
      <text:p text:style-name="P3">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und das Geschwister zerschlagen. Diese Begriffe sind geschlechtslos und für jeden Menschen angebracht, ohne irgendein Geschlecht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nicht die zwei Buchstaben „in“ die maskuline Form in die feminine Form überführt, sondern nur das „i“ verwendet wird, und damit eine geschlechtergerechte Zwischenform entsteht:</text:p>
      <text:p text:style-name="P4">das Studenti</text:p>
      <text:p text:style-name="P3">Der Plural wird gebildet, wie im Deutschen für Wörter, die auf a, i, o oder u enden üblich,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Das geschlechtergerechte Neutrum bietet durch die Konsequente Endung „i“ auch hierfür eine Lösung:</text:p>
      <text:p text:style-name="P4">Liebling, Prüfling, Häftling → Liebli, Prüfli, Häftli</text:p>
      <text:p text:style-name="P3">Damit sind die Kernregeln für das geschlechtergerechte Neutrum bereits dargestellt.</text:p>
      <text:h text:style-name="P35" text:outline-level="2">Vorangegangene Arbeiten und Analogien</text:h>
      <text:h text:style-name="P32" text:outline-level="3">Luise Pusch</text:h>
      <text:p text:style-name="Text_20_body"><text:span text:style-name="T3">Die Begründerin der feministischen Linguistik, Luise Pusch, entwickelte</text:span><text:span text:style-name="T9"> bereits </text:span><text:span text:style-name="T3">1980 Vorschlag, der dem geschlechtergerechten Neutrum schon nahe kommt, nämlich die femininen Wortendungen abzuschaffen und das Neutrum zu nutzen. Hier ein Beispiel aus dem weiter unten genannten Artikel:</text:span></text:p>
      <text:p text:style-name="P11"><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9">).</text:span></text:p>
      <text:p text:style-name="Text_20_body"><text:span text:style-name="T9">Zum Gendersternchen hat Luise Pusch übrigens folgende Meinung: „Und das ist ein Fehler: Männer bekommen damit den Wortstamm und die Frauen wieder bloß die blöde Endung –innen.“</text:span><text:span text:style-name="T10"> (</text:span><text:a xlink:type="simple" xlink:href="https://www.genderleicht.de/luise-f-pusch-und-der-genderstern/" text:style-name="Internet_20_link" text:visited-style-name="Visited_20_Internet_20_Link">Olderdissen, 2020</text:a><text:span text:style-name="T10">)</text:span></text:p>
      <text:h text:style-name="P32" text:outline-level="3">Thomas Kronschläger</text:h>
      <text:p text:style-name="P11">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2">das Study, die Studys</text:p>
      <text:p text:style-name="P14">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15"><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16">Zudem ist das geschlechtergerechten Neutrum leichter gleichberechtigt aus der männlichen oder weiblichen Form im üblichen Sprachfluss abzuleiten, und es muss nicht erst der Wortstamm ermittelt werden, was teilweise schwierig und fehlerträchtig ist.</text:p>
      <text:h text:style-name="P34" text:outline-level="2">Schwedisch</text:h>
      <text:p text:style-name="Text_20_body"><text:span text:style-name="T9">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3">)</text:span><text:span text:style-name="T9">, was bezüglich des Vokals zwischen der männlichen und der weiblichen Form liegt, analog zum geschlechtergerechten Neutrum. Seit April 2015 steht es im offiziellen Wörterbuch der schwedischen Sprache „Svenska Akademiens ordlista“.</text:span></text:p>
      <text:h text:style-name="P35" text:outline-level="2">Prüfung</text:h>
      <text:p text:style-name="P11">Das geschlechtergerechte Neutrum soll in diesem Abschnitt gegen Beispiele aus der Literatur geprüft werden, die sich mit den Möglichkeiten und Probleme der geschlechtergerechten Sprache beschäftigen.</text:p>
      <text:list xml:id="list4987848316424788877" text:style-name="L4">
        <text:list-item>
          <text:p text:style-name="P25">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7078334373977436364" text:style-name="L5">
        <text:list-item>
          <text:p text:style-name="P27"><text:span text:style-name="T1">Schrägstrichlösung (Kubelik 2016, 10:24)<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6">Ersatzform Substantivierte Partizipien (GfdS, 2020)<text:line-break/>Anders als bei Student (Studierender), lassen sich oft keine Ersatzformen bilden, z.B. für Schüler, Kollege, Autor etc.<text:line-break/>→ <text:s/>Schüleri, Kollegi, Autori</text:p>
        </text:list-item>
        <text:list-item>
          <text:p text:style-name="P26">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6">„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27">Beim oben bereits ausgeführten Beispiel (Pusch, 1987)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3"><text:soft-page-break/>Zur weiteren Prüfung folgen Beispiele, die das geneigte Leseri bitte selbst nach anderen Methoden in eine geschlechtergerechte Form zu bringen versuchen soll, und die Auflösung mit geschlechtergerechtem Neutrum</text:p>
      <text:list xml:id="list36700196" text:continue-numbering="true" text:style-name="L5">
        <text:list-item>
          <text:p text:style-name="P26">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27">„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6">„In einer Ehe sollen beide Partner gleichberechtigt sein“ (Kubelik, 2015, S.105)<text:line-break/>→ „In einer Ehe sollen beide Partneris gleichberechtigt sein“</text:p>
        </text:list-item>
        <text:list-item>
          <text:p text:style-name="P26">„Frauen sind die besseren Autofahrer“ (Kubelik, 2015, S.105)<text:line-break/>→ „Frauen sind die besseren Autofahreris“</text:p>
        </text:list-item>
      </text:list>
      <text:h text:style-name="P34" text:outline-level="2">Fazit</text:h>
      <text:p text:style-name="P11">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10">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10">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1">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1">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4" text:outline-level="2"><text:soft-page-break/>Quellen</text:h>
      <text:p text:style-name="Text_20_body"><text:span text:style-name="T9">AA (Auswärtiges Amt), German as a foreign language, 2020, </text:span><text:a xlink:type="simple" xlink:href="https://www.auswaertiges-amt.de/en/newsroom/news/german-as-a-foriegn-language/2347090" text:style-name="Internet_20_link" text:visited-style-name="Visited_20_Internet_20_Link">https://www.auswaertiges-amt.de/en/newsroom/news/german-as-a-foriegn-language/2347090</text:a><text:span text:style-name="T5">, Zugriff 13.5.2021</text:span></text:p>
      <text:p text:style-name="P21"><text:span text:style-name="T5">BMBF (Bundesministerium für Bildung und Forschung), Mein Schlüssel zur Welt - Zahlen und Fakten, 2019, </text:span><text:a xlink:type="simple" xlink:href="https://www.xn--mein-schlssel-zur-welt-0lc.de/de/zahlen-und-fakten-1719.html" text:style-name="Internet_20_link" text:visited-style-name="Visited_20_Internet_20_Link">https://www.xn--mein-schlssel-zur-welt-0lc.de/de/zahlen-und-fakten-1719.html</text:a><text:span text:style-name="T5">, Zugriff 13.5.2021</text:span></text:p>
      <text:p text:style-name="P17">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17">DBL (Deutscher Bundesverband für Logopädie e.V.), Auditive Verarbeitungs- und Wahrnehmungsstörung, 2020, <text:a xlink:type="simple" xlink:href="https://www.dbl-ev.de/logopaedie/stoerungen-bei-kindern/stoerungsbereiche/komplexe-stoerungen/auditive-verarbeitungs-und-wahrnehmungsstoerung" text:style-name="Internet_20_link" text:visited-style-name="Visited_20_Internet_20_Link">https://www.dbl-ev.de/logopaedie/stoerungen-bei-kindern/stoerungsbereiche/komplexe-stoerungen/auditive-verarbeitungs-und-wahrnehmungsstoerung</text:a>, Zugriff 13.5.2021</text:p>
      <text:p text:style-name="P17">DBSV (Deutscher Blinden- und Sehbehindertenverband e.V), Gendern, 3/2021, <text:s text:c="2"/><text:a xlink:type="simple" xlink:href="https://www.dbsv.org/gendern.html#gendern" text:style-name="Internet_20_link" text:visited-style-name="Visited_20_Internet_20_Link">https://www.dbsv.org/gendern.html#gendern</text:a>, Zugriff 12.5.2021</text:p>
      <text:p text:style-name="P17">DBSV (Deutscher Blinden- und Sehbehindertenverband e.V), Zahlen &amp; Fakten, 1/2021, <text:s text:c="2"/><text:a xlink:type="simple" xlink:href="https://www.dbsv.org/gendern.html#gendern" text:style-name="Internet_20_link" text:visited-style-name="Visited_20_Internet_20_Link">https://www.dbsv.org/gendern.html#gendern</text:a>, Zugriff 13.5.2021</text:p>
      <text:p text:style-name="P17">DSB (Deutscher Schwerhörigenbund e.V.), Statistiken, 2021, <text:a xlink:type="simple" xlink:href="https://www.schwerhoerigen-netz.de/statistiken/?L=0" text:style-name="Internet_20_link" text:visited-style-name="Visited_20_Internet_20_Link">https://www.schwerhoerigen-netz.de/statistiken/?L=0</text:a>, Zugriff 13.5.2021</text:p>
      <text:p text:style-name="P20"><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19">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17">Kubelik, Thomas, „Genug Gegendert“, Projekte Verlag, Rudolstadt, 2015</text:p>
      <text:p text:style-name="P21"><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https://gfds.de/gendering-im-schwedischen/</text:a><text:span text:style-name="T3">, Zugriff 13.5.2021</text:span></text:p>
      <text:p text:style-name="P18"><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0"><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0"><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29">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utiger Neue_1450 W02 Bold" svg:font-family="'Frutiger Neue_1450 W02 Bold', Helvetica, Arial, Verdana, sans-serif"/>
    <style:font-face style:name="Noto Sans" svg:font-family="'Noto Sans', sans-serif"/>
    <style:font-face style:name="Nunito Sans" svg:font-family="'Nunito Sans', sans-serif"/>
    <style:font-face style:name="OpenSymbol" svg:font-family="OpenSymbol"/>
    <style:font-face style:name="Oswald" svg:font-family="Oswald, sans-serif"/>
    <style:font-face style:name="robotolight" svg:font-family="robotolight, Arial, sans-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3T16:48:29.93</dc:date>
    <dc:creator>Jirka Dell'Oro-Friedl</dc:creator>
    <meta:editing-duration>P4DT12H31M21S</meta:editing-duration>
    <meta:editing-cycles>64</meta:editing-cycles>
    <meta:generator>OpenOffice/4.1.5$Win32 OpenOffice.org_project/415m1$Build-9789</meta:generator>
    <meta:document-statistic meta:table-count="0" meta:image-count="0" meta:object-count="0" meta:page-count="7" meta:paragraph-count="101" meta:word-count="2887" meta:character-count="22819"/>
  </office:meta>
</office:document-meta>
</file>